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.185cm" fo:margin-right="0cm" fo:text-indent="-0.053cm" style:auto-text-indent="false">
        <style:tab-stops>
          <style:tab-stop style:position="0.344cm"/>
        </style:tab-stops>
      </style:paragraph-properties>
    </style:style>
    <style:style style:name="P6" style:family="paragraph" style:parent-style-name="Standard" style:list-style-name="L1"/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1">
      <style:paragraph-properties fo:margin-left="0.185cm" fo:margin-right="0cm" fo:text-indent="-0.635cm" style:auto-text-indent="false">
        <style:tab-stops>
          <style:tab-stop style:position="0.344cm"/>
        </style:tab-stops>
      </style:paragraph-properties>
    </style:style>
    <style:style style:name="P9" style:family="paragraph" style:parent-style-name="Standard">
      <style:paragraph-properties fo:margin-left="0.185cm" fo:margin-right="0cm" fo:text-indent="-0.053cm" style:auto-text-indent="false">
        <style:tab-stops>
          <style:tab-stop style:position="0.344cm"/>
        </style:tab-stops>
      </style:paragraph-properties>
    </style:style>
    <style:style style:name="P10" style:family="paragraph" style:parent-style-name="Standard">
      <style:paragraph-properties fo:margin-left="0.185cm" fo:margin-right="0cm" fo:text-indent="-0.053cm" style:auto-text-indent="false">
        <style:tab-stops>
          <style:tab-stop style:position="0.344cm"/>
        </style:tab-stops>
      </style:paragraph-properties>
      <style:text-properties officeooo:paragraph-rsid="00182a14"/>
    </style:style>
    <style:style style:name="T1" style:family="text">
      <style:text-properties officeooo:rsid="00182a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de comprar</text:p>
      <text:p text:style-name="P1"/>
      <text:p text:style-name="P3">modulo cadastro item</text:p>
      <text:p text:style-name="Standard"/>
      <text:list xml:id="list39643737" text:style-name="L1">
        <text:list-item>
          <text:p text:style-name="P6">cadastrar itens de compra</text:p>
        </text:list-item>
        <text:list-item>
          <text:p text:style-name="P6">cadastrar tipo do item</text:p>
        </text:list-item>
        <text:list-item>
          <text:p text:style-name="P6">cadastrar categoria do item</text:p>
        </text:list-item>
        <text:list-item>
          <text:p text:style-name="P6">cadastrar catmat de cada item</text:p>
          <text:p text:style-name="P6"/>
          <text:p text:style-name="P8">2 - o tipo do item define se o tem é de espediente , informática, elétrico, hidráulico.</text:p>
        </text:list-item>
      </text:list>
      <text:p text:style-name="P5"><text:s text:c="5"/></text:p>
      <text:p text:style-name="P5">3 – A categoria define se o item é de consumo ou permanente.</text:p>
      <text:p text:style-name="P10"><text:span text:style-name="T1">4 – criar um sistema de status para cada setor responsável , indicando dessa forma onde se encontra cada item pedido.</text:span></text:p>
      <text:list xml:id="list39649242" text:style-name="L2">
        <text:list-header>
          <text:p text:style-name="P7"/>
          <text:p text:style-name="P7"/>
        </text:list-header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7T15:16:02</meta:creation-date>
    <dc:date>2013-11-19T19:50:16.56</dc:date>
    <meta:editing-duration>PT10H2M4S</meta:editing-duration>
    <meta:editing-cycles>5</meta:editing-cycles>
    <meta:generator>LibreOffice/3.6$Windows_x86 LibreOffice_project/5b93205-6e6b3fc-7830f6d-c08ad66-1d9bf4</meta:generator>
    <meta:document-statistic meta:table-count="0" meta:image-count="0" meta:object-count="0" meta:page-count="1" meta:paragraph-count="10" meta:word-count="78" meta:character-count="418" meta:non-whitespace-character-count="348"/>
  </office:meta>
</office:document-meta>
</file>